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0.996cm"/>
    </style:style>
    <style:style style:name="co22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7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7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7"/>
          <table:table-cell/>
        </table:table-row>
        <table:table-row table:style-name="ro3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table:formula="of:=[.J4]-[.F4]" office:value-type="float" office:value="17.12" calcext:value-type="float">
            <text:p>17,120</text:p>
          </table:table-cell>
          <table:table-cell table:style-name="ce10" office:value-type="string" calcext:value-type="string">
            <text:p>138.376</text:p>
          </table:table-cell>
          <table:table-cell table:style-name="ce10" office:value-type="string" calcext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7.91" calcext:value-type="float">
            <text:p>17,91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5]-[.F5]" office:value-type="float" office:value="17.11" calcext:value-type="float">
            <text:p>17,110</text:p>
          </table:table-cell>
          <table:table-cell table:style-name="ce10" office:value-type="float" office:value="135.082" calcext:value-type="float">
            <text:p>135,082</text:p>
          </table:table-cell>
          <table:table-cell table:style-name="ce10" office:value-type="string" calcext:value-type="string">
            <text:p>22 mars 2014</text:p>
          </table:table-cell>
          <table:table-cell table:style-name="ce19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798" calcext:value-type="float">
            <text:p>0,798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1" calcext:value-type="float">
            <text:p>17,921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6]-[.F6]" office:value-type="float" office:value="17.123" calcext:value-type="float">
            <text:p>17,123</text:p>
          </table:table-cell>
          <table:table-cell table:style-name="ce10" office:value-type="float" office:value="135.185" calcext:value-type="float">
            <text:p>135,185</text:p>
          </table:table-cell>
          <table:table-cell table:style-name="ce16" office:value-type="date" office:date-value="2014-04-10" calcext:value-type="date">
            <text:p>10 avril 2014</text:p>
          </table:table-cell>
          <table:table-cell table:style-name="ce18" office:value-type="string" calcext:value-type="string">
            <text:p>Mode avi ; Datation par interpolation ;tp = 0.04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4" calcext:value-type="float">
            <text:p>0,84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4" calcext:value-type="float">
            <text:p>17,940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8]-[.F8]" office:value-type="float" office:value="17.1" calcext:value-type="float">
            <text:p>17,100</text:p>
          </table:table-cell>
          <table:table-cell table:style-name="ce10" office:value-type="float" office:value="130.815" calcext:value-type="float">
            <text:p>130,815</text:p>
          </table:table-cell>
          <table:table-cell table:style-name="ce10"/>
          <table:table-cell table:style-name="ce18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2" calcext:value-type="float">
            <text:p>17,920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0" table:formula="of:=[.J9]-[.F9]" office:value-type="float" office:value="17.095" calcext:value-type="float">
            <text:p>17,095</text:p>
          </table:table-cell>
          <table:table-cell table:style-name="ce10" office:value-type="float" office:value="134.964" calcext:value-type="float">
            <text:p>134,964</text:p>
          </table:table-cell>
          <table:table-cell table:style-name="ce10" office:value-type="string" calcext:value-type="string">
            <text:p>04 avril 2014</text:p>
          </table:table-cell>
          <table:table-cell table:style-name="ce19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3" calcext:value-type="float">
            <text:p>0,83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10]-[.F10]" office:value-type="float" office:value="17.09" calcext:value-type="float">
            <text:p>17,090</text:p>
          </table:table-cell>
          <table:table-cell table:style-name="ce10" office:value-type="string" calcext:value-type="string">
            <text:p>138.134</text:p>
          </table:table-cell>
          <table:table-cell table:style-name="ce10" office:value-type="string" calcext:value-type="string">
            <text:p>20 mars 2014</text:p>
          </table:table-cell>
          <table:table-cell table:style-name="ce18" office:value-type="string" calcext:value-type="string">
            <text:p>Mode avi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number-columns-repeated="2" table:style-name="ce7" office:value-type="string" calcext:value-type="string">
            <text:p>Benoi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11]-[.F11]" office:value-type="float" office:value="17.095" calcext:value-type="float">
            <text:p>17,095</text:p>
          </table:table-cell>
          <table:table-cell table:style-name="ce10"/>
          <table:table-cell table:style-name="ce10" office:value-type="string" calcext:value-type="string">
            <text:p>10 avril 2014</text:p>
          </table:table-cell>
          <table:table-cell table:style-name="ce19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461" calcext:value-type="float">
            <text:p>0,461</text:p>
          </table:table-cell>
          <table:table-cell table:style-name="ce10" office:value-type="float" office:value="0.4" calcext:value-type="float">
            <text:p>0,4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8.122" calcext:value-type="float">
            <text:p>18,122</text:p>
          </table:table-cell>
          <table:table-cell table:style-name="ce10" office:value-type="float" office:value="0.56" calcext:value-type="float">
            <text:p>0,560</text:p>
          </table:table-cell>
          <table:table-cell table:style-name="ce10" table:formula="of:=[.J13]-[.F13]+60" office:value-type="float" office:value="77.661" calcext:value-type="float">
            <text:p>77,661</text:p>
          </table:table-cell>
          <table:table-cell table:style-name="ce10" office:value-type="float" office:value="140.324" calcext:value-type="float">
            <text:p>140,324</text:p>
          </table:table-cell>
          <table:table-cell table:style-name="ce10"/>
          <table:table-cell office:value-type="string" calcext:value-type="string">
            <text:p>correction temps d exposition theorique = 0 sec, sommation sur 8 images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8" office:value-type="string" calcext:value-type="string">
            <text:p>JB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421" calcext:value-type="float">
            <text:p>0,421</text:p>
          </table:table-cell>
          <table:table-cell table:style-name="ce11" office:value-type="float" office:value="1.24" calcext:value-type="float">
            <text:p>1,2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8.402" calcext:value-type="float">
            <text:p>18,402</text:p>
          </table:table-cell>
          <table:table-cell table:style-name="ce11" office:value-type="float" office:value="0.72" calcext:value-type="float">
            <text:p>0,720</text:p>
          </table:table-cell>
          <table:table-cell table:style-name="ce11" table:formula="of:=[.J14]-[.F14]" office:value-type="float" office:value="17.981" calcext:value-type="float">
            <text:p>17,981</text:p>
          </table:table-cell>
          <table:table-cell table:style-name="ce11" office:value-type="float" office:value="141.959" calcext:value-type="float">
            <text:p>141,959</text:p>
          </table:table-cell>
          <table:table-cell table:style-name="ce11" office:value-type="string" calcext:value-type="string">
            <text:p>22 mars 2014</text:p>
          </table:table-cell>
          <table:table-cell table:style-name="ce19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651" calcext:value-type="float">
            <text:p>0,651</text:p>
          </table:table-cell>
          <table:table-cell table:style-name="ce10" office:value-type="float" office:value="1.7" calcext:value-type="float">
            <text:p>1,7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29" calcext:value-type="float">
            <text:p>17,829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formula="of:=[.J15]-[.F15]" office:value-type="float" office:value="17.178" calcext:value-type="float">
            <text:p>17,178</text:p>
          </table:table-cell>
          <table:table-cell table:style-name="ce10" office:value-type="float" office:value="135.619" calcext:value-type="float">
            <text:p>135,619</text:p>
          </table:table-cell>
          <table:table-cell table:style-name="ce16" office:value-type="date" office:date-value="2014-04-09" calcext:value-type="date">
            <text:p>9 avril 2014</text:p>
          </table:table-cell>
          <table:table-cell table:style-name="ce19" office:value-type="string" calcext:value-type="string">
            <text:p>mode auto pour la datation qui se corrige dans la cdl et sommation sur 6 images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B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7]-[.F17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GS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8]-[.F18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8" calcext:value-type="float">
            <text:p>0,828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1" table:formula="of:=[.J19]-[.F19]" office:value-type="float" office:value="17.061" calcext:value-type="float">
            <text:p>17,061</text:p>
          </table:table-cell>
          <table:table-cell table:style-name="ce10" office:value-type="float" office:value="134.695" calcext:value-type="float">
            <text:p>134,695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8" calcext:value-type="float">
            <text:p>0,818</text:p>
          </table:table-cell>
          <table:table-cell table:style-name="ce10" office:value-type="float" office:value="0.08" calcext:value-type="float">
            <text:p>0,0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1" calcext:value-type="float">
            <text:p>0,100</text:p>
          </table:table-cell>
          <table:table-cell table:style-name="ce11" table:formula="of:=[.J20]-[.F20]" office:value-type="float" office:value="17.071" calcext:value-type="float">
            <text:p>17,071</text:p>
          </table:table-cell>
          <table:table-cell table:style-name="ce10" office:value-type="float" office:value="134.774" calcext:value-type="float">
            <text:p>134,774</text:p>
          </table:table-cell>
          <table:table-cell table:style-name="ce16" office:value-type="date" office:date-value="2014-04-09" calcext:value-type="date">
            <text:p>9 avril 2014</text:p>
          </table:table-cell>
          <table:table-cell table:style-name="ce19" office:value-type="string" calcext:value-type="string">
            <text:p>Mode avi ; Datation par interp.  ; tp = 0.16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8" office:value-type="string" calcext:value-type="string">
            <text:p>Jerom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865" calcext:value-type="float">
            <text:p>0,86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7.925" calcext:value-type="float">
            <text:p>17,92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11" table:formula="of:=[.J22]-[.F22]" office:value-type="float" office:value="17.06" calcext:value-type="float">
            <text:p>17,060</text:p>
          </table:table-cell>
          <table:table-cell table:style-name="ce11" office:value-type="string" calcext:value-type="string">
            <text:p>N.A.</text:p>
          </table:table-cell>
          <table:table-cell table:style-name="ce11" office:value-type="string" calcext:value-type="string">
            <text:p>16 mars 2014</text:p>
          </table:table-cell>
          <table:table-cell table:style-name="ce18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.825" calcext:value-type="float">
            <text:p>0,82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15" calcext:value-type="float">
            <text:p>17,91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23]-[.F23]" office:value-type="float" office:value="17.09" calcext:value-type="float">
            <text:p>17,090</text:p>
          </table:table-cell>
          <table:table-cell table:style-name="ce10" office:value-type="float" office:value="134.924" calcext:value-type="float">
            <text:p>134,924</text:p>
          </table:table-cell>
          <table:table-cell table:style-name="ce10" office:value-type="string" calcext:value-type="string">
            <text:p>21 mars 2014</text:p>
          </table:table-cell>
          <table:table-cell table:style-name="ce19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5" calcext:value-type="float">
            <text:p>0,81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05" calcext:value-type="float">
            <text:p>17,905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office:value-type="float" office:value="17.09" calcext:value-type="float">
            <text:p>17,090</text:p>
          </table:table-cell>
          <table:table-cell table:style-name="ce7" office:value-type="float" office:value="138.134" calcext:value-type="float">
            <text:p>138,134</text:p>
          </table:table-cell>
          <table:table-cell table:style-name="ce10" office:value-type="string" calcext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04" calcext:value-type="float">
            <text:p>0,04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05" calcext:value-type="float">
            <text:p>17,90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office:value-type="float" office:value="17.08" calcext:value-type="float">
            <text:p>17,080</text:p>
          </table:table-cell>
          <table:table-cell table:style-name="ce7" office:value-type="float" office:value="134.845" calcext:value-type="float">
            <text:p>134,845</text:p>
          </table:table-cell>
          <table:table-cell table:style-name="ce16" office:value-type="date" office:date-value="2014-04-10" calcext:value-type="date">
            <text:p>10 avril 2014</text:p>
          </table:table-cell>
          <table:table-cell table:style-name="ce19" office:value-type="string" calcext:value-type="string">
            <text:p>Mode fits ; Datation 100 % OCR ; correction(0,1) ; tp = 0.08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median</text:p>
          </table:table-cell>
          <table:table-cell table:style-name="ce7" table:number-columns-repeated="2"/>
          <table:table-cell table:style-name="ce10" table:formula="of:=MEDIAN([.F4:.F27])" office:value-type="float" office:value="0.819" calcext:value-type="float">
            <text:p>0,819</text:p>
          </table:table-cell>
          <table:table-cell table:style-name="ce10" table:formula="of:=MEDIAN([.G4:.G27])" office:value-type="float" office:value="0.03" calcext:value-type="float">
            <text:p>0,030</text:p>
          </table:table-cell>
          <table:table-cell table:style-name="ce7" table:number-columns-repeated="2"/>
          <table:table-cell table:style-name="ce10" table:formula="of:=MEDIAN([.J4:.J27])" office:value-type="float" office:value="17.9175" calcext:value-type="float">
            <text:p>17,918</text:p>
          </table:table-cell>
          <table:table-cell table:style-name="ce10" table:formula="of:=MEDIAN([.K4:.K27])" office:value-type="float" office:value="0.03" calcext:value-type="float">
            <text:p>0,03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average</text:p>
          </table:table-cell>
          <table:table-cell table:style-name="ce7" table:number-columns-repeated="2"/>
          <table:table-cell table:style-name="ce10" table:formula="of:=AVERAGE([.F4:.F27])" office:value-type="float" office:value="0.770277777777778" calcext:value-type="float">
            <text:p>0,770</text:p>
          </table:table-cell>
          <table:table-cell table:style-name="ce10" table:formula="of:=AVERAGE([.G4:.G27])" office:value-type="float" office:value="0.21" calcext:value-type="float">
            <text:p>0,210</text:p>
          </table:table-cell>
          <table:table-cell table:style-name="ce7" table:number-columns-repeated="2"/>
          <table:table-cell table:style-name="ce10" table:formula="of:=AVERAGE([.J4:.J27])" office:value-type="float" office:value="17.945" calcext:value-type="float">
            <text:p>17,945</text:p>
          </table:table-cell>
          <table:table-cell table:style-name="ce10" table:formula="of:=AVERAGE([.K4:.K27])" office:value-type="float" office:value="0.155" calcext:value-type="float">
            <text:p>0,155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stdev</text:p>
          </table:table-cell>
          <table:table-cell table:style-name="ce7" table:number-columns-repeated="2"/>
          <table:table-cell table:style-name="ce10" table:formula="of:=STDEV([.F4:.F27])" office:value-type="float" office:value="0.127451400451796" calcext:value-type="float">
            <text:p>0,127</text:p>
          </table:table-cell>
          <table:table-cell table:style-name="ce10" table:formula="of:=STDEV([.G4:.G27])" office:value-type="float" office:value="0.473770855508665" calcext:value-type="float">
            <text:p>0,474</text:p>
          </table:table-cell>
          <table:table-cell table:style-name="ce7" table:number-columns-repeated="2"/>
          <table:table-cell table:style-name="ce10" table:formula="of:=STDEV([.J4:.J27])" office:value-type="float" office:value="0.127187679758509" calcext:value-type="float">
            <text:p>0,127</text:p>
          </table:table-cell>
          <table:table-cell table:style-name="ce10" table:formula="of:=STDEV([.K4:.K27])" office:value-type="float" office:value="0.289649890080299" calcext:value-type="float">
            <text:p>0,290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 calcext:value-type="string">
            <text:p>Result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.82" calcext:value-type="float">
            <text:p>0,82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17.91" calcext:value-type="float">
            <text:p>17,91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2" table:formula="of:=[.J33]-[.F33]" office:value-type="float" office:value="17.09" calcext:value-type="float">
            <text:p>17,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6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0" number:min-integer-digits="3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8:53:35.743250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19:29:05.993732020</dc:date>
    <meta:generator>LibreOffice/4.1.5.3$Linux_X86_64 LibreOffice_project/410m0$Build-3</meta:generator>
    <meta:editing-duration>P4DT9H19M34S</meta:editing-duration>
    <meta:editing-cycles>74</meta:editing-cycles>
    <meta:print-date>2014-04-10T18:53:51.277186853</meta:print-date>
    <meta:document-statistic meta:table-count="2" meta:cell-count="378" meta:object-count="0"/>
  </office:meta>
</office:document-meta>
</file>